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5752in" svg:height="8.1776in" svg:x="16.0256in" svg:y="1.1638in">
            <draw:object draw:notify-on-update-of-ranges="test.I1:test.I1 test.I2:test.I17 test.J1:test.J1 test.J2:test.J17 test.K1:test.K1 test.K2:test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STOR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table:number-columns-repeated="4"/>
          <table:table-cell office:value-type="string" calcext:value-type="string">
            <text:p>B/sec</text:p>
          </table:table-cell>
          <table:table-cell office:value-type="string" calcext:value-type="string">
            <text:p>sata</text:p>
          </table:table-cell>
          <table:table-cell office:value-type="string" calcext:value-type="string">
            <text:p>nvme</text:p>
          </table:table-cell>
          <table:table-cell table:formula="of:=SQRT(10)" office:value-type="float" office:value="3.16227766016838" calcext:value-type="float">
            <text:p>3.1622776601683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EM</text:p>
          </table:table-cell>
          <table:table-cell table:style-name="Default" office:value-type="string" calcext:value-type="string">
            <text:p>RSD</text:p>
          </table:table-cell>
          <table:table-cell office:value-type="string" calcext:value-type="string">
            <text:p>RS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24" calcext:value-type="float">
            <text:p>0.24</text:p>
          </table:table-cell>
          <table:table-cell office:value-type="float" office:value="21.47" calcext:value-type="float">
            <text:p>21.47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9.5" calcext:value-type="float">
            <text:p>39.50</text:p>
          </table:table-cell>
          <table:table-cell table:number-matrix-columns-spanned="1" table:number-matrix-rows-spanned="13" table:formula="of:=FREQUENCY([.D2:.D11];[.F2:.F13])"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0</text:p>
          </table:table-cell>
          <table:table-cell table:number-matrix-columns-spanned="1" table:number-matrix-rows-spanned="8" table:formula="of:=FREQUENCY([.D2:.D11];[.I2:.I8])" office:value-type="float" office:value="0" calcext:value-type="float">
            <text:p>0</text:p>
          </table:table-cell>
          <table:table-cell table:number-columns-repeated="2"/>
          <table:table-cell table:formula="of:=AVERAGE([.D2:.D11])" office:value-type="float" office:value="41.06" calcext:value-type="float">
            <text:p>41.06</text:p>
          </table:table-cell>
          <table:table-cell table:formula="of:=([.D2]-[.M$2])^2" office:value-type="float" office:value="0.705600000000006" calcext:value-type="float">
            <text:p>0.705600000000006</text:p>
          </table:table-cell>
          <table:table-cell table:formula="of:=SQRT(SUM([.N2:.N11])/9)" office:value-type="float" office:value="0.898393628155894" calcext:value-type="float">
            <text:p>0.898393628155894</text:p>
          </table:table-cell>
          <table:table-cell table:formula="of:=[.O2]/[.$L$1]" office:value-type="float" office:value="0.2840970100355" calcext:value-type="float">
            <text:p>0.2840970100355</text:p>
          </table:table-cell>
          <table:table-cell table:style-name="ce2" table:formula="of:=[.O2]/[.M2]" office:value-type="percentage" office:value="0.021880020169408" calcext:value-type="percentage">
            <text:p>2.19%</text:p>
          </table:table-cell>
          <table:table-cell table:style-name="ce2" table:formula="of:=[.P2]/[.M2]" office:value-type="percentage" office:value="0.00691906989857526" calcext:value-type="percentage">
            <text:p>0.69%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51" calcext:value-type="float">
            <text:p>0.51</text:p>
          </table:table-cell>
          <table:table-cell office:value-type="float" office:value="22.91" calcext:value-type="float">
            <text:p>22.9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.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([.D3]-[.M$2])^2" office:value-type="float" office:value="0.0016000000000005" calcext:value-type="float">
            <text:p>0.001600000000001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2.98" calcext:value-type="float">
            <text:p>2.98</text:p>
          </table:table-cell>
          <table:table-cell office:value-type="float" office:value="21.51" calcext:value-type="float">
            <text:p>21.51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4]-[.M$2])^2" office:value-type="float" office:value="0.435599999999995" calcext:value-type="float">
            <text:p>0.435599999999995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21.27" calcext:value-type="float">
            <text:p>21.27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.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5]-[.M$2])^2" office:value-type="float" office:value="1.29960000000002" calcext:value-type="float">
            <text:p>1.29960000000002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2.56" calcext:value-type="float">
            <text:p>2.56</text:p>
          </table:table-cell>
          <table:table-cell office:value-type="float" office:value="23.56" calcext:value-type="float">
            <text:p>23.56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40.5" calcext:value-type="float">
            <text:p>4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.5" calcext:value-type="float">
            <text:p>41.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D6]-[.M$2])^2" office:value-type="float" office:value="1.84959999999998" calcext:value-type="float">
            <text:p>1.84959999999998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48" calcext:value-type="float">
            <text:p>0.48</text:p>
          </table:table-cell>
          <table:table-cell office:value-type="float" office:value="22.28" calcext:value-type="float">
            <text:p>22.28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.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([.D7]-[.M$2])^2" office:value-type="float" office:value="0.193600000000004" calcext:value-type="float">
            <text:p>0.193600000000004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13" calcext:value-type="float">
            <text:p>0.13</text:p>
          </table:table-cell>
          <table:table-cell office:value-type="float" office:value="23.3" calcext:value-type="float">
            <text:p>23.3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41" calcext:value-type="float">
            <text:p>4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.5" calcext:value-type="float">
            <text:p>42.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8]-[.M$2])^2" office:value-type="float" office:value="0.0196000000000021" calcext:value-type="float">
            <text:p>0.019600000000002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3" calcext:value-type="float">
            <text:p>0.3</text:p>
          </table:table-cell>
          <table:table-cell office:value-type="float" office:value="22.64" calcext:value-type="float">
            <text:p>22.64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9]-[.M$2])^2" office:value-type="float" office:value="0.0255999999999989" calcext:value-type="float">
            <text:p>0.025599999999999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21.89" calcext:value-type="float">
            <text:p>21.8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1.5" calcext:value-type="float">
            <text:p>41.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([.D10]-[.M$2])^2" office:value-type="float" office:value="0.883600000000009" calcext:value-type="float">
            <text:p>0.883600000000009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0.3" calcext:value-type="float">
            <text:p>0.3</text:p>
          </table:table-cell>
          <table:table-cell office:value-type="float" office:value="25.45" calcext:value-type="float">
            <text:p>25.45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0</text:p>
          </table:table-cell>
          <table:table-cell/>
          <table:table-cell table:number-matrix-columns-spanned="1" table:number-matrix-rows-spanned="7" table:formula="of:=FREQUENCY([.D12:.D21];[.I11:.I16])" office:value-type="float" office:value="0" calcext:value-type="float">
            <text:p>0</text:p>
          </table:table-cell>
          <table:table-cell table:number-columns-repeated="2"/>
          <table:table-cell table:formula="of:=([.D11]-[.M$2])^2" office:value-type="float" office:value="1.84959999999998" calcext:value-type="float">
            <text:p>1.84959999999998</text:p>
          </table:table-cell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91" calcext:value-type="float">
            <text:p>11.91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42" calcext:value-type="float">
            <text:p>42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.75" calcext:value-type="float">
            <text:p>46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D12:.D21])" office:value-type="float" office:value="47.27" calcext:value-type="float">
            <text:p>47.27</text:p>
          </table:table-cell>
          <table:table-cell table:formula="of:=([.D12]-[.M$12])^2" office:value-type="float" office:value="0.0169000000000007" calcext:value-type="float">
            <text:p>0.016900000000001</text:p>
          </table:table-cell>
          <table:table-cell table:formula="of:=SQRT(SUM([.N12:.N21])/9)" office:value-type="float" office:value="0.245175673979109" calcext:value-type="float">
            <text:p>0.245175673979109</text:p>
          </table:table-cell>
          <table:table-cell table:formula="of:=[.O12]/[.$L$1]" office:value-type="float" office:value="0.0775313556640864" calcext:value-type="float">
            <text:p>0.077531355664086</text:p>
          </table:table-cell>
          <table:table-cell table:style-name="ce2" table:formula="of:=[.O12]/[.M12]" office:value-type="percentage" office:value="0.00518670772115738" calcext:value-type="percentage">
            <text:p>0.52%</text:p>
          </table:table-cell>
          <table:table-cell table:style-name="ce2" table:formula="of:=[.P12]/[.M12]" office:value-type="percentage" office:value="0.00164018099564388" calcext:value-type="percentage">
            <text:p>0.16%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05" calcext:value-type="float">
            <text:p>12.05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([.D13]-[.M$12])^2" office:value-type="float" office:value="0.0169000000000007" calcext:value-type="float">
            <text:p>0.016900000000001</text:p>
          </table:table-cell>
          <table:table-cell table:number-columns-repeated="2"/>
          <table:table-cell table:style-name="ce2"/>
          <table:table-cell table:number-columns-repeated="1002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97" calcext:value-type="float">
            <text:p>11.97</text:p>
          </table:table-cell>
          <table:table-cell office:value-type="float" office:value="47.3" calcext:value-type="float">
            <text:p>47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7.25" calcext:value-type="float">
            <text:p>47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D14]-[.M$12])^2" office:value-type="float" office:value="0.000900000000000068" calcext:value-type="float">
            <text:p>0.0009</text:p>
          </table:table-cell>
          <table:table-cell table:number-columns-repeated="2"/>
          <table:table-cell table:style-name="ce2"/>
          <table:table-cell table:number-columns-repeated="1002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18" calcext:value-type="float">
            <text:p>0.18</text:p>
          </table:table-cell>
          <table:table-cell office:value-type="float" office:value="12.32" calcext:value-type="float">
            <text:p>12.32</text:p>
          </table:table-cell>
          <table:table-cell office:value-type="float" office:value="46.6" calcext:value-type="float">
            <text:p>46.6</text:p>
          </table:table-cell>
          <table:table-cell table:number-columns-repeated="4"/>
          <table:table-cell office:value-type="float" office:value="47.5" calcext:value-type="float">
            <text:p>47.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([.D15]-[.M$12])^2" office:value-type="float" office:value="0.448899999999993" calcext:value-type="float">
            <text:p>0.4488999999999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06" calcext:value-type="float">
            <text:p>12.06</text:p>
          </table:table-cell>
          <table:table-cell office:value-type="float" office:value="47.4" calcext:value-type="float">
            <text:p>47.4</text:p>
          </table:table-cell>
          <table:table-cell table:number-columns-repeated="4"/>
          <table:table-cell office:value-type="float" office:value="47.75" calcext:value-type="float">
            <text:p>47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([.D16]-[.M$12])^2" office:value-type="float" office:value="0.0169000000000007" calcext:value-type="float">
            <text:p>0.016900000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05" calcext:value-type="float">
            <text:p>12.05</text:p>
          </table:table-cell>
          <table:table-cell office:value-type="float" office:value="47.4" calcext:value-type="float">
            <text:p>47.4</text:p>
          </table:table-cell>
          <table:table-cell table:number-columns-repeated="4"/>
          <table:table-cell office:value-type="float" office:value="48" calcext:value-type="float">
            <text:p>48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([.D17]-[.M$12])^2" office:value-type="float" office:value="0.0169000000000007" calcext:value-type="float">
            <text:p>0.016900000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26" calcext:value-type="float">
            <text:p>12.26</text:p>
          </table:table-cell>
          <table:table-cell office:value-type="float" office:value="47.3" calcext:value-type="float">
            <text:p>47.3</text:p>
          </table:table-cell>
          <table:table-cell table:number-columns-repeated="9"/>
          <table:table-cell table:formula="of:=([.D18]-[.M$12])^2" office:value-type="float" office:value="0.000900000000000068" calcext:value-type="float">
            <text:p>0.0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33" calcext:value-type="float">
            <text:p>12.33</text:p>
          </table:table-cell>
          <table:table-cell office:value-type="float" office:value="47.4" calcext:value-type="float">
            <text:p>47.4</text:p>
          </table:table-cell>
          <table:table-cell table:number-columns-repeated="9"/>
          <table:table-cell table:formula="of:=([.D19]-[.M$12])^2" office:value-type="float" office:value="0.0169000000000007" calcext:value-type="float">
            <text:p>0.016900000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04" calcext:value-type="float">
            <text:p>12.04</text:p>
          </table:table-cell>
          <table:table-cell office:value-type="float" office:value="47.2" calcext:value-type="float">
            <text:p>47.2</text:p>
          </table:table-cell>
          <table:table-cell table:number-columns-repeated="9"/>
          <table:table-cell table:formula="of:=([.D20]-[.M$12])^2" office:value-type="float" office:value="0.00489999999999905" calcext:value-type="float">
            <text:p>0.0048999999999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94" calcext:value-type="float">
            <text:p>11.94</text:p>
          </table:table-cell>
          <table:table-cell office:value-type="float" office:value="47.3" calcext:value-type="float">
            <text:p>47.3</text:p>
          </table:table-cell>
          <table:table-cell table:number-columns-repeated="9"/>
          <table:table-cell table:formula="of:=([.D21]-[.M$12])^2" office:value-type="float" office:value="0.000900000000000068" calcext:value-type="float">
            <text:p>0.0009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_4(10)</text:p>
          </table:table-cell>
          <table:table-cell office:value-type="float" office:value="0.9726592741" calcext:value-type="float">
            <text:p>0.97</text:p>
          </table:table-cell>
          <table:table-cell office:value-type="string" calcext:value-type="string">
            <text:p>won’t apply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20:46:57.078721566</dc:date>
    <meta:editing-duration>PT28M52S</meta:editing-duration>
    <meta:editing-cycles>2</meta:editing-cycles>
    <meta:generator>LibreOffice/6.4.7.2$Linux_X86_64 LibreOffice_project/40$Build-2</meta:generator>
    <meta:document-statistic meta:table-count="1" meta:cell-count="1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402cm" svg:height="20.772cm" xlink:href=".." xlink:type="simple" chart:class="chart:bar" chart:style-name="ch1">
        <chart:title svg:x="0.724cm" svg:y="0.369cm" chart:style-name="ch2">
          <text:p>Ιστόγραμμα 10 εκτελέσεων, Full prefetch, 4 Threads</text:p>
        </chart:title>
        <chart:legend chart:legend-position="top" svg:x="24.117cm" svg:y="0.483cm" style:legend-expansion="custom" chartooo:width="4.191cm" chartooo:height="0.86cm" style:legend-expansion-aspect-ratio="4.87325581395349" chart:style-name="ch3"/>
        <chart:plot-area chart:style-name="ch4" table:cell-range-address="test.I1:test.K17" chart:data-source-has-labels="both" svg:x="0.587cm" svg:y="1.343cm" svg:width="28.224cm" svg:height="18.365cm">
          <chartooo:coordinate-region svg:x="1.166cm" svg:y="1.661cm" svg:width="27.645cm" svg:height="17.162cm"/>
          <chart:axis chart:dimension="x" chart:name="primary-x" chart:style-name="ch5" chartooo:axis-type="auto">
            <chartooo:date-scale/>
            <chart:title svg:x="26.126cm" svg:y="19.609cm" chart:style-name="ch6">
              <text:p>Block/sec</text:p>
            </chart:title>
            <chart:categories table:cell-range-address="test.I2:test.I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.J2:test.J17" chart:label-cell-address="test.J1:test.J1" chart:class="chart:bar">
            <chart:data-point chart:repeated="16"/>
          </chart:series>
          <chart:series chart:style-name="ch10" chart:values-cell-range-address="test.K2:test.K17" chart:label-cell-address="test.K1:test.K1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ta</text:p>
                <draw:g>
                  <svg:desc>test.J1:test.J1</svg:desc>
                </draw:g>
              </table:table-cell>
              <table:table-cell office:value-type="string">
                <text:p>nvme</text:p>
                <draw:g>
                  <svg:desc>test.K1:test.K1</svg:desc>
                </draw:g>
              </table:table-cell>
            </table:table-row>
          </table:table-header-rows>
          <table:table-rows>
            <table:table-row>
              <table:table-cell office:value-type="float" office:value="39.5">
                <text:p>39.5</text:p>
                <draw:g>
                  <svg:desc>test.I2:test.I17</svg:desc>
                </draw:g>
              </table:table-cell>
              <table:table-cell office:value-type="float" office:value="0">
                <text:p>0</text:p>
                <draw:g>
                  <svg:desc>test.J2:test.J17</svg:desc>
                </draw:g>
              </table:table-cell>
              <table:table-cell office:value-type="float" office:value="NaN">
                <text:p>NaN</text:p>
                <draw:g>
                  <svg:desc>test.K2:test.K1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75">
                <text:p>46.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25">
                <text:p>47.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.75">
                <text:p>47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